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0c597d" officeooo:paragraph-rsid="000c597d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c597d" officeooo:paragraph-rsid="000c597d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0pt" officeooo:rsid="000c597d" officeooo:paragraph-rsid="000c597d" style:font-size-asian="20pt" style:font-size-complex="20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officeooo:rsid="000c597d" officeooo:paragraph-rsid="000c597d" style:font-size-asian="18pt" style:font-size-complex="18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8pt" officeooo:rsid="000c597d" officeooo:paragraph-rsid="000c597d" style:font-size-asian="18pt" style:font-size-complex="18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8pt" officeooo:rsid="000c597d" officeooo:paragraph-rsid="000da977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0c597d" officeooo:paragraph-rsid="000c597d" style:font-size-asian="18pt" style:font-size-complex="18pt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8pt" officeooo:paragraph-rsid="000da977" style:font-size-asian="18pt" style:font-size-complex="18pt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8pt" officeooo:rsid="000da977" officeooo:paragraph-rsid="000da977" style:font-size-asian="18pt" style:font-size-complex="18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8pt" officeooo:rsid="000ef258" officeooo:paragraph-rsid="000ef258" style:font-size-asian="18pt" style:font-size-complex="18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8pt" officeooo:rsid="000ef258" officeooo:paragraph-rsid="000ef258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officeooo:paragraph-rsid="000da977"/>
    </style:style>
    <style:style style:name="P13" style:family="paragraph" style:parent-style-name="Standard" style:list-style-name="L6">
      <style:paragraph-properties fo:text-align="start" style:justify-single-word="false"/>
      <style:text-properties officeooo:paragraph-rsid="000da977"/>
    </style:style>
    <style:style style:name="P14" style:family="paragraph" style:parent-style-name="Standard" style:list-style-name="L5">
      <style:paragraph-properties fo:text-align="start" style:justify-single-word="false"/>
      <style:text-properties officeooo:paragraph-rsid="000da977"/>
    </style:style>
    <style:style style:name="P15" style:family="paragraph" style:parent-style-name="Standard">
      <style:paragraph-properties fo:text-align="start" style:justify-single-word="false"/>
      <style:text-properties fo:font-size="20pt" officeooo:rsid="000c597d" officeooo:paragraph-rsid="000da977" style:font-size-asian="20pt" style:font-size-complex="20pt"/>
    </style:style>
    <style:style style:name="P16" style:family="paragraph" style:parent-style-name="Standard">
      <style:paragraph-properties fo:text-align="start" style:justify-single-word="false"/>
      <style:text-properties fo:font-size="20pt" officeooo:rsid="000da977" officeooo:paragraph-rsid="000da977" style:font-size-asian="20pt" style:font-size-complex="20pt"/>
    </style:style>
    <style:style style:name="P17" style:family="paragraph" style:parent-style-name="Standard" style:list-style-name="L8">
      <style:paragraph-properties fo:text-align="start" style:justify-single-word="false"/>
      <style:text-properties officeooo:rsid="000da977" officeooo:paragraph-rsid="000da977"/>
    </style:style>
    <style:style style:name="P18" style:family="paragraph" style:parent-style-name="Standard" style:list-style-name="L8">
      <style:paragraph-properties fo:text-align="start" style:justify-single-word="false"/>
      <style:text-properties officeooo:rsid="000ef258" officeooo:paragraph-rsid="000ef258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c597d" style:font-size-asian="18pt" style:font-size-complex="18pt"/>
    </style:style>
    <style:style style:name="T4" style:family="text">
      <style:text-properties fo:font-size="18pt" officeooo:rsid="000da977" style:font-size-asian="18pt" style:font-size-complex="18pt"/>
    </style:style>
    <style:style style:name="T5" style:family="text">
      <style:text-properties fo:font-size="18pt" style:font-size-asian="15.75pt" style:font-size-complex="18pt"/>
    </style:style>
    <style:style style:name="T6" style:family="text">
      <style:text-properties fo:font-size="18pt" officeooo:rsid="000da977" style:font-size-asian="15.75pt" style:font-size-complex="18pt"/>
    </style:style>
    <style:style style:name="T7" style:family="text">
      <style:text-properties officeooo:rsid="000da977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officeooo:rsid="000c597d" style:font-size-asian="20pt" style:font-size-complex="20pt"/>
    </style:style>
    <style:style style:name="T10" style:family="text">
      <style:text-properties fo:font-size="20pt" officeooo:rsid="000da977" style:font-size-asian="20pt" style:font-size-complex="20pt"/>
    </style:style>
    <style:style style:name="T11" style:family="text">
      <style:text-properties officeooo:rsid="000ef2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ion map</text:p>
      <text:p text:style-name="P2"/>
      <text:p text:style-name="P1"><text:span text:style-name="T1">User</text:span>:</text:p>
      <text:list xml:id="list2302043265" text:style-name="L1">
        <text:list-item>
          <text:p text:style-name="P4">register</text:p>
        </text:list-item>
        <text:list-item>
          <text:p text:style-name="P4">login</text:p>
        </text:list-item>
        <text:list-item>
          <text:p text:style-name="P4">logout</text:p>
        </text:list-item>
        <text:list-item>
          <text:p text:style-name="P4">change information</text:p>
        </text:list-item>
        <text:list-item>
          <text:p text:style-name="P4">change forgotten password</text:p>
        </text:list-item>
        <text:list-item>
          <text:p text:style-name="P4">create shopping cart</text:p>
        </text:list-item>
        <text:list-item>
          <text:p text:style-name="P4">submit ordered <text:span text:style-name="T11">from address</text:span></text:p>
        </text:list-item>
        <text:list-item>
          <text:p text:style-name="P11">choose restaurant</text:p>
        </text:list-item>
      </text:list>
      <text:p text:style-name="P2"/>
      <text:p text:style-name="P3">Shopping cart<text:span text:style-name="T2">:</text:span></text:p>
      <text:list xml:id="list2053369552" text:style-name="L2">
        <text:list-item>
          <text:p text:style-name="P5">create</text:p>
        </text:list-item>
        <text:list-item>
          <text:p text:style-name="P5">preview</text:p>
        </text:list-item>
        <text:list-item>
          <text:p text:style-name="P6">edit</text:p>
        </text:list-item>
        <text:list-item>
          <text:p text:style-name="P6"><text:span text:style-name="T7">submit</text:span></text:p>
        </text:list-item>
        <text:list-item>
          <text:p text:style-name="P10">calculate price</text:p>
          <text:p text:style-name="P6"/>
        </text:list-item>
      </text:list>
      <text:p text:style-name="P16">Product parameters (pizza crust, drink size):</text:p>
      <text:list xml:id="list2907452942" text:style-name="L6">
        <text:list-item>
          <text:p text:style-name="P13"><text:span text:style-name="T4">create</text:span><text:span text:style-name="T6"> </text:span></text:p>
        </text:list-item>
        <text:list-item>
          <text:p text:style-name="P9"><text:span text:style-name="T7">r</text:span>emove</text:p>
        </text:list-item>
      </text:list>
      <text:p text:style-name="P1"/>
      <text:p text:style-name="P15"><text:span text:style-name="T7">Product:</text:span></text:p>
      <text:list xml:id="list2103627134" text:style-name="L5">
        <text:list-item>
          <text:p text:style-name="P8"><text:span text:style-name="T7">create from legal parameters</text:span></text:p>
        </text:list-item>
        <text:list-item>
          <text:p text:style-name="P14"><text:span text:style-name="T4">delete</text:span></text:p>
        </text:list-item>
        <text:list-item>
          <text:p text:style-name="P14"><text:span text:style-name="T4">add as cart entity</text:span></text:p>
        </text:list-item>
      </text:list>
      <text:p text:style-name="P12"><text:span text:style-name="T3"><text:line-break/></text:span></text:p>
      <text:p text:style-name="P12"><text:span text:style-name="T10">Cart entity:</text:span></text:p>
      <text:list xml:id="list818049213" text:style-name="L8">
        <text:list-item>
          <text:p text:style-name="P17"><text:span text:style-name="T8">add to cart</text:span></text:p>
        </text:list-item>
        <text:list-item>
          <text:p text:style-name="P17"><text:span text:style-name="T8">create from product with quantity</text:span></text:p>
        </text:list-item>
        <text:list-item>
          <text:p text:style-name="P18"><text:span text:style-name="T8">calculate price</text:span></text:p>
        </text:list-item>
      </text:list>
      <text:p text:style-name="P12"><text:soft-page-break/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01:02:48.730157158</meta:creation-date>
    <meta:editing-duration>PT1M37S</meta:editing-duration>
    <meta:editing-cycles>2</meta:editing-cycles>
    <meta:generator>LibreOffice/6.0.7.3$Linux_X86_64 LibreOffice_project/00m0$Build-3</meta:generator>
    <dc:date>2019-12-23T01:14:30.730098922</dc:date>
    <meta:document-statistic meta:table-count="0" meta:image-count="0" meta:object-count="0" meta:page-count="2" meta:paragraph-count="29" meta:word-count="80" meta:character-count="405" meta:non-whitespace-character-count="372"/>
  </office:meta>
</office:document-meta>
</file>